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7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Resultados 1st Roun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LONGITUDE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mae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distance</text:p>
          </table:table-cell>
          <table:table-cell office:value-type="string" calcext:value-type="string">
            <text:p>test_r2</text:p>
          </table:table-cell>
          <table:table-cell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BUILDING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nb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  <table:table-cell/>
        </table:table-row>
        <table:table-row table:style-name="ro1">
          <table:table-cell table:style-name="ce2" office:value-type="string" calcext:value-type="string">
            <text:p>AdaBoostRegressor</text:p>
          </table:table-cell>
          <table:table-cell table:style-name="ce2" office:value-type="float" office:value="83.0096436023712" calcext:value-type="float">
            <text:p>83.0096436023712</text:p>
          </table:table-cell>
          <table:table-cell table:style-name="ce2" office:value-type="float" office:value="0.443864798545837" calcext:value-type="float">
            <text:p>0.443864798545837</text:p>
          </table:table-cell>
          <table:table-cell table:style-name="ce2" office:value-type="float" office:value="2.06129351386747" calcext:value-type="float">
            <text:p>2.06129351386747</text:p>
          </table:table-cell>
          <table:table-cell table:style-name="ce2" office:value-type="float" office:value="24.6259360102077" calcext:value-type="float">
            <text:p>24.6259360102077</text:p>
          </table:table-cell>
          <table:table-cell table:style-name="ce2" office:value-type="float" office:value="2.10296098792782" calcext:value-type="float">
            <text:p>2.10296098792782</text:p>
          </table:table-cell>
          <table:table-cell table:style-name="ce2" office:value-type="float" office:value="0.998410777172094" calcext:value-type="float">
            <text:p>0.998410777172094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AdaBoostClassifier</text:p>
          </table:table-cell>
          <table:table-cell table:style-name="ce3" office:value-type="float" office:value="41.7735741376877" calcext:value-type="float">
            <text:p>41.7735741376877</text:p>
          </table:table-cell>
          <table:table-cell table:style-name="ce3" office:value-type="float" office:value="0.208777952194214" calcext:value-type="float">
            <text:p>0.208777952194214</text:p>
          </table:table-cell>
          <table:table-cell table:style-name="ce3" office:value-type="float" office:value="0.997170175923205" calcext:value-type="float">
            <text:p>0.997170175923205</text:p>
          </table:table-cell>
          <table:table-cell table:style-name="ce3" office:value-type="float" office:value="0.997243697693407" calcext:value-type="float">
            <text:p>0.997243697693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>
            <text:p>BaggingRegressor</text:p>
          </table:table-cell>
          <table:table-cell table:style-name="ce2" office:value-type="float" office:value="9.46998026371002" calcext:value-type="float">
            <text:p>9.46998026371002</text:p>
          </table:table-cell>
          <table:table-cell table:style-name="ce2" office:value-type="float" office:value="0.34227454662323" calcext:value-type="float">
            <text:p>0.34227454662323</text:p>
          </table:table-cell>
          <table:table-cell table:style-name="ce2" office:value-type="float" office:value="2.74254298838763" calcext:value-type="float">
            <text:p>2.74254298838763</text:p>
          </table:table-cell>
          <table:table-cell table:style-name="ce2" office:value-type="float" office:value="30.0212557663337" calcext:value-type="float">
            <text:p>30.0212557663337</text:p>
          </table:table-cell>
          <table:table-cell table:style-name="ce2" office:value-type="float" office:value="2.79798140034774" calcext:value-type="float">
            <text:p>2.79798140034774</text:p>
          </table:table-cell>
          <table:table-cell table:style-name="ce2" office:value-type="float" office:value="0.998065920804187" calcext:value-type="float">
            <text:p>0.998065920804187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BaggingClassifier</text:p>
          </table:table-cell>
          <table:table-cell office:value-type="float" office:value="7.80246403217316" calcext:value-type="float">
            <text:p>7.80246403217316</text:p>
          </table:table-cell>
          <table:table-cell office:value-type="float" office:value="0.126529407501221" calcext:value-type="float">
            <text:p>0.126529407501221</text:p>
          </table:table-cell>
          <table:table-cell office:value-type="float" office:value="0.996697286561658" calcext:value-type="float">
            <text:p>0.996697286561658</text:p>
          </table:table-cell>
          <table:table-cell office:value-type="float" office:value="0.996814851170107" calcext:value-type="float">
            <text:p>0.99681485117010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float" office:value="1.46907739639282" calcext:value-type="float">
            <text:p>1.46907739639282</text:p>
          </table:table-cell>
          <table:table-cell office:value-type="float" office:value="0.0824499368667603" calcext:value-type="float">
            <text:p>0.08244993686676</text:p>
          </table:table-cell>
          <table:table-cell office:value-type="float" office:value="2.78240207507743" calcext:value-type="float">
            <text:p>2.78240207507743</text:p>
          </table:table-cell>
          <table:table-cell office:value-type="float" office:value="56.1031915889566" calcext:value-type="float">
            <text:p>56.1031915889566</text:p>
          </table:table-cell>
          <table:table-cell office:value-type="float" office:value="2.83864620802113" calcext:value-type="float">
            <text:p>2.83864620802113</text:p>
          </table:table-cell>
          <table:table-cell office:value-type="float" office:value="0.996383002141148" calcext:value-type="float">
            <text:p>0.9963830021411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ernoulliNB</text:p>
          </table:table-cell>
          <table:table-cell office:value-type="float" office:value="0.983880591392517" calcext:value-type="float">
            <text:p>0.983880591392517</text:p>
          </table:table-cell>
          <table:table-cell office:value-type="float" office:value="0.0671614646911621" calcext:value-type="float">
            <text:p>0.067161464691162</text:p>
          </table:table-cell>
          <table:table-cell office:value-type="float" office:value="0.996239778084294" calcext:value-type="float">
            <text:p>0.996239778084294</text:p>
          </table:table-cell>
          <table:table-cell office:value-type="float" office:value="0.997059949209323" calcext:value-type="float">
            <text:p>0.9970599492093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0.8980717420578" calcext:value-type="float">
            <text:p>0.8980717420578</text:p>
          </table:table-cell>
          <table:table-cell office:value-type="float" office:value="0.0841300010681152" calcext:value-type="float">
            <text:p>0.084130001068115</text:p>
          </table:table-cell>
          <table:table-cell office:value-type="float" office:value="32.831996105501" calcext:value-type="float">
            <text:p>32.831996105501</text:p>
          </table:table-cell>
          <table:table-cell office:value-type="float" office:value="1554.82663038174" calcext:value-type="float">
            <text:p>1554.82663038174</text:p>
          </table:table-cell>
          <table:table-cell office:value-type="float" office:value="33.4956698297397" calcext:value-type="float">
            <text:p>33.4956698297397</text:p>
          </table:table-cell>
          <table:table-cell office:value-type="float" office:value="0.899751747751032" calcext:value-type="float">
            <text:p>0.899751747751032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DecisionTreeClassifier</text:p>
          </table:table-cell>
          <table:table-cell office:value-type="float" office:value="1.08152928352356" calcext:value-type="float">
            <text:p>1.08152928352356</text:p>
          </table:table-cell>
          <table:table-cell office:value-type="float" office:value="0.0147741794586182" calcext:value-type="float">
            <text:p>0.014774179458618</text:p>
          </table:table-cell>
          <table:table-cell office:value-type="float" office:value="0.995669010097955" calcext:value-type="float">
            <text:p>0.995669010097955</text:p>
          </table:table-cell>
          <table:table-cell office:value-type="float" office:value="0.995896108749685" calcext:value-type="float">
            <text:p>0.99589610874968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2" office:value-type="string" calcext:value-type="string">
            <text:p>ExtraTreesRegressor</text:p>
          </table:table-cell>
          <table:table-cell table:style-name="ce2" office:value-type="float" office:value="9.54521231651306" calcext:value-type="float">
            <text:p>9.54521231651306</text:p>
          </table:table-cell>
          <table:table-cell table:style-name="ce2" office:value-type="float" office:value="0.135256695747375" calcext:value-type="float">
            <text:p>0.135256695747375</text:p>
          </table:table-cell>
          <table:table-cell table:style-name="ce2" office:value-type="float" office:value="2.54018006181255" calcext:value-type="float">
            <text:p>2.54018006181255</text:p>
          </table:table-cell>
          <table:table-cell table:style-name="ce2" office:value-type="float" office:value="31.411137598199" calcext:value-type="float">
            <text:p>31.411137598199</text:p>
          </table:table-cell>
          <table:table-cell table:style-name="ce2" office:value-type="float" office:value="2.59152786179366" calcext:value-type="float">
            <text:p>2.59152786179366</text:p>
          </table:table-cell>
          <table:table-cell table:style-name="ce2" office:value-type="float" office:value="0.997974266496544" calcext:value-type="float">
            <text:p>0.997974266496544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3" office:value-type="string" calcext:value-type="string">
            <text:p>ExtraTreesClassifier</text:p>
          </table:table-cell>
          <table:table-cell table:style-name="ce3" office:value-type="float" office:value="0.660537457466125" calcext:value-type="float">
            <text:p>0.660537457466125</text:p>
          </table:table-cell>
          <table:table-cell table:style-name="ce3" office:value-type="float" office:value="0.0264508962631226" calcext:value-type="float">
            <text:p>0.026450896263123</text:p>
          </table:table-cell>
          <table:table-cell table:style-name="ce3" office:value-type="float" office:value="0.99728981869177" calcext:value-type="float">
            <text:p>0.99728981869177</text:p>
          </table:table-cell>
          <table:table-cell table:style-name="ce3" office:value-type="float" office:value="0.997304934680547" calcext:value-type="float">
            <text:p>0.997304934680547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aussianProcessRegressor</text:p>
          </table:table-cell>
          <table:table-cell office:value-type="float" office:value="306.431646800041" calcext:value-type="float">
            <text:p>306.431646800041</text:p>
          </table:table-cell>
          <table:table-cell office:value-type="float" office:value="96.1991174459457" calcext:value-type="float">
            <text:p>96.1991174459457</text:p>
          </table:table-cell>
          <table:table-cell office:value-type="float" office:value="3801.10913725983" calcext:value-type="float">
            <text:p>3801.10913725983</text:p>
          </table:table-cell>
          <table:table-cell office:value-type="float" office:value="22355476.8244655" calcext:value-type="float">
            <text:p>22355476.8244655</text:p>
          </table:table-cell>
          <table:table-cell office:value-type="float" office:value="3877.94571171395" calcext:value-type="float">
            <text:p>3877.94571171395</text:p>
          </table:table-cell>
          <table:table-cell office:value-type="float" office:value="-1441.41749489039" calcext:value-type="float">
            <text:p>-1441.417494890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ussianNB</text:p>
          </table:table-cell>
          <table:table-cell office:value-type="float" office:value="0.581363201141357" calcext:value-type="float">
            <text:p>0.581363201141357</text:p>
          </table:table-cell>
          <table:table-cell office:value-type="float" office:value="0.0922918081283569" calcext:value-type="float">
            <text:p>0.092291808128357</text:p>
          </table:table-cell>
          <table:table-cell office:value-type="float" office:value="0.997604954367756" calcext:value-type="float">
            <text:p>0.997604954367756</text:p>
          </table:table-cell>
          <table:table-cell office:value-type="float" office:value="0.996753726750958" calcext:value-type="float">
            <text:p>0.996753726750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dientBoostingRegressor</text:p>
          </table:table-cell>
          <table:table-cell office:value-type="float" office:value="38.5647480487823" calcext:value-type="float">
            <text:p>38.5647480487823</text:p>
          </table:table-cell>
          <table:table-cell office:value-type="float" office:value="0.166301679611206" calcext:value-type="float">
            <text:p>0.166301679611206</text:p>
          </table:table-cell>
          <table:table-cell office:value-type="float" office:value="8.87177654322182" calcext:value-type="float">
            <text:p>8.87177654322182</text:p>
          </table:table-cell>
          <table:table-cell office:value-type="float" office:value="139.781714852896" calcext:value-type="float">
            <text:p>139.781714852896</text:p>
          </table:table-cell>
          <table:table-cell office:value-type="float" office:value="9.05111273044548" calcext:value-type="float">
            <text:p>9.05111273044548</text:p>
          </table:table-cell>
          <table:table-cell office:value-type="float" office:value="0.990982129994975" calcext:value-type="float">
            <text:p>0.990982129994975</text:p>
          </table:table-cell>
          <table:table-cell office:value-type="float" office:value="9216" calcext:value-type="float">
            <text:p>9216</text:p>
          </table:table-cell>
          <table:table-cell/>
          <table:table-cell table:style-name="ce3" office:value-type="string" calcext:value-type="string">
            <text:p>GradientBoostingClassifier</text:p>
          </table:table-cell>
          <table:table-cell table:style-name="ce3" office:value-type="float" office:value="108.796196222305" calcext:value-type="float">
            <text:p>108.796196222305</text:p>
          </table:table-cell>
          <table:table-cell table:style-name="ce3" office:value-type="float" office:value="0.0848829030990601" calcext:value-type="float">
            <text:p>0.08488290309906</text:p>
          </table:table-cell>
          <table:table-cell table:style-name="ce3" office:value-type="float" office:value="0.997027805330631" calcext:value-type="float">
            <text:p>0.997027805330631</text:p>
          </table:table-cell>
          <table:table-cell table:style-name="ce3" office:value-type="float" office:value="0.997304934680547" calcext:value-type="float">
            <text:p>0.99730493468054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>
            <text:p>KNeighborsRegressor</text:p>
          </table:table-cell>
          <table:table-cell table:style-name="ce2" office:value-type="float" office:value="1.98264973163605" calcext:value-type="float">
            <text:p>1.98264973163605</text:p>
          </table:table-cell>
          <table:table-cell table:style-name="ce2" office:value-type="float" office:value="31.7518799066544" calcext:value-type="float">
            <text:p>31.7518799066544</text:p>
          </table:table-cell>
          <table:table-cell table:style-name="ce2" office:value-type="float" office:value="3.80623042792164" calcext:value-type="float">
            <text:p>3.80623042792164</text:p>
          </table:table-cell>
          <table:table-cell table:style-name="ce2" office:value-type="float" office:value="50.6658844258826" calcext:value-type="float">
            <text:p>50.6658844258826</text:p>
          </table:table-cell>
          <table:table-cell table:style-name="ce2" office:value-type="float" office:value="3.88317046908404" calcext:value-type="float">
            <text:p>3.88317046908404</text:p>
          </table:table-cell>
          <table:table-cell table:style-name="ce2" office:value-type="float" office:value="0.996739646032956" calcext:value-type="float">
            <text:p>0.996739646032956</text:p>
          </table:table-cell>
          <table:table-cell table:style-name="ce2" office:value-type="float" office:value="1440" calcext:value-type="float">
            <text:p>1440</text:p>
          </table:table-cell>
          <table:table-cell/>
          <table:table-cell table:style-name="ce4" office:value-type="string" calcext:value-type="string">
            <text:p>KNeighborsClassifier</text:p>
          </table:table-cell>
          <table:table-cell table:style-name="ce4" office:value-type="float" office:value="2.00311079025269" calcext:value-type="float">
            <text:p>2.00311079025269</text:p>
          </table:table-cell>
          <table:table-cell table:style-name="ce4" office:value-type="float" office:value="24.8370701313019" calcext:value-type="float">
            <text:p>24.8370701313019</text:p>
          </table:table-cell>
          <table:table-cell table:style-name="ce4" office:value-type="float" office:value="0.997704288896145" calcext:value-type="float">
            <text:p>0.997704288896145</text:p>
          </table:table-cell>
          <table:table-cell table:style-name="ce4" office:value-type="float" office:value="0.997611044570921" calcext:value-type="float">
            <text:p>0.997611044570921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1.05428204536438" calcext:value-type="float">
            <text:p>1.05428204536438</text:p>
          </table:table-cell>
          <table:table-cell office:value-type="float" office:value="0.0811500549316406" calcext:value-type="float">
            <text:p>0.081150054931641</text:p>
          </table:table-cell>
          <table:table-cell office:value-type="float" office:value="19.3710920021256" calcext:value-type="float">
            <text:p>19.3710920021256</text:p>
          </table:table-cell>
          <table:table-cell office:value-type="float" office:value="552.791486532298" calcext:value-type="float">
            <text:p>552.791486532298</text:p>
          </table:table-cell>
          <table:table-cell office:value-type="float" office:value="19.7626638324831" calcext:value-type="float">
            <text:p>19.7626638324831</text:p>
          </table:table-cell>
          <table:table-cell office:value-type="float" office:value="0.96432921816345" calcext:value-type="float">
            <text:p>0.9643292181634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inearDiscriminantAnalysis</text:p>
          </table:table-cell>
          <table:table-cell office:value-type="float" office:value="5.33326859474182" calcext:value-type="float">
            <text:p>5.33326859474182</text:p>
          </table:table-cell>
          <table:table-cell office:value-type="float" office:value="0.0171606302261353" calcext:value-type="float">
            <text:p>0.017160630226135</text:p>
          </table:table-cell>
          <table:table-cell office:value-type="float" office:value="0.996866404079839" calcext:value-type="float">
            <text:p>0.996866404079839</text:p>
          </table:table-cell>
          <table:table-cell office:value-type="float" office:value="0.995896033704357" calcext:value-type="float">
            <text:p>0.9958960337043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53114395141602" calcext:value-type="float">
            <text:p>2.53114395141602</text:p>
          </table:table-cell>
          <table:table-cell office:value-type="float" office:value="0.0852329969406128" calcext:value-type="float">
            <text:p>0.085232996940613</text:p>
          </table:table-cell>
          <table:table-cell office:value-type="float" office:value="8.54028898012365" calcext:value-type="float">
            <text:p>8.54028898012365</text:p>
          </table:table-cell>
          <table:table-cell office:value-type="float" office:value="138.988202643745" calcext:value-type="float">
            <text:p>138.988202643745</text:p>
          </table:table-cell>
          <table:table-cell office:value-type="float" office:value="8.71292439956818" calcext:value-type="float">
            <text:p>8.71292439956818</text:p>
          </table:table-cell>
          <table:table-cell office:value-type="float" office:value="0.991028279111654" calcext:value-type="float">
            <text:p>0.991028279111654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LogisticRegression</text:p>
          </table:table-cell>
          <table:table-cell table:style-name="ce4" office:value-type="float" office:value="6.17125873565674" calcext:value-type="float">
            <text:p>6.17125873565674</text:p>
          </table:table-cell>
          <table:table-cell table:style-name="ce4" office:value-type="float" office:value="0.0173396587371826" calcext:value-type="float">
            <text:p>0.017339658737183</text:p>
          </table:table-cell>
          <table:table-cell table:style-name="ce4" office:value-type="float" office:value="0.997439236827437" calcext:value-type="float">
            <text:p>0.997439236827437</text:p>
          </table:table-cell>
          <table:table-cell table:style-name="ce4" office:value-type="float" office:value="0.997550032719763" calcext:value-type="float">
            <text:p>0.997550032719763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assiveAggressiveRegressor</text:p>
          </table:table-cell>
          <table:table-cell office:value-type="float" office:value="0.78398289680481" calcext:value-type="float">
            <text:p>0.78398289680481</text:p>
          </table:table-cell>
          <table:table-cell office:value-type="float" office:value="0.0818123817443848" calcext:value-type="float">
            <text:p>0.081812381744385</text:p>
          </table:table-cell>
          <table:table-cell office:value-type="float" office:value="158.575941304833" calcext:value-type="float">
            <text:p>158.575941304833</text:p>
          </table:table-cell>
          <table:table-cell office:value-type="float" office:value="36130.775816374" calcext:value-type="float">
            <text:p>36130.775816374</text:p>
          </table:table-cell>
          <table:table-cell office:value-type="float" office:value="161.781432889849" calcext:value-type="float">
            <text:p>161.781432889849</text:p>
          </table:table-cell>
          <table:table-cell office:value-type="float" office:value="-1.34250470686659" calcext:value-type="float">
            <text:p>-1.34250470686659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LPClassifier</text:p>
          </table:table-cell>
          <table:table-cell table:style-name="ce4" office:value-type="float" office:value="13.4228995084763" calcext:value-type="float">
            <text:p>13.4228995084763</text:p>
          </table:table-cell>
          <table:table-cell table:style-name="ce4" office:value-type="float" office:value="0.031251049041748" calcext:value-type="float">
            <text:p>0.031251049041748</text:p>
          </table:table-cell>
          <table:table-cell table:style-name="ce4" office:value-type="float" office:value="0.997960203304151" calcext:value-type="float">
            <text:p>0.997960203304151</text:p>
          </table:table-cell>
          <table:table-cell table:style-name="ce4" office:value-type="float" office:value="0.99779494314566" calcext:value-type="float">
            <text:p>0.99779494314566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Regressor</text:p>
          </table:table-cell>
          <table:table-cell table:style-name="ce2" office:value-type="float" office:value="8.23934376239777" calcext:value-type="float">
            <text:p>8.23934376239777</text:p>
          </table:table-cell>
          <table:table-cell table:style-name="ce2" office:value-type="float" office:value="0.121974492073059" calcext:value-type="float">
            <text:p>0.121974492073059</text:p>
          </table:table-cell>
          <table:table-cell table:style-name="ce2" office:value-type="float" office:value="2.76424494340411" calcext:value-type="float">
            <text:p>2.76424494340411</text:p>
          </table:table-cell>
          <table:table-cell table:style-name="ce2" office:value-type="float" office:value="30.8241159557273" calcext:value-type="float">
            <text:p>30.8241159557273</text:p>
          </table:table-cell>
          <table:table-cell table:style-name="ce2" office:value-type="float" office:value="2.82012204381971" calcext:value-type="float">
            <text:p>2.82012204381971</text:p>
          </table:table-cell>
          <table:table-cell table:style-name="ce2" office:value-type="float" office:value="0.998014026769126" calcext:value-type="float">
            <text:p>0.998014026769126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office:value-type="string" calcext:value-type="string">
            <text:p>MultinomialNB</text:p>
          </table:table-cell>
          <table:table-cell office:value-type="float" office:value="0.182117223739624" calcext:value-type="float">
            <text:p>0.182117223739624</text:p>
          </table:table-cell>
          <table:table-cell office:value-type="float" office:value="0.016274094581604" calcext:value-type="float">
            <text:p>0.016274094581604</text:p>
          </table:table-cell>
          <table:table-cell office:value-type="float" office:value="0.996232155839574" calcext:value-type="float">
            <text:p>0.996232155839574</text:p>
          </table:table-cell>
          <table:table-cell office:value-type="float" office:value="0.997059986731986" calcext:value-type="float">
            <text:p>0.9970599867319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0.84853367805481" calcext:value-type="float">
            <text:p>0.84853367805481</text:p>
          </table:table-cell>
          <table:table-cell office:value-type="float" office:value="0.0849674701690674" calcext:value-type="float">
            <text:p>0.084967470169067</text:p>
          </table:table-cell>
          <table:table-cell office:value-type="float" office:value="8.50769202491424" calcext:value-type="float">
            <text:p>8.50769202491424</text:p>
          </table:table-cell>
          <table:table-cell office:value-type="float" office:value="135.94010861377" calcext:value-type="float">
            <text:p>135.94010861377</text:p>
          </table:table-cell>
          <table:table-cell office:value-type="float" office:value="8.67966852182188" calcext:value-type="float">
            <text:p>8.67966852182188</text:p>
          </table:table-cell>
          <table:table-cell office:value-type="float" office:value="0.991226154591558" calcext:value-type="float">
            <text:p>0.99122615459155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ssiveAggressiveClassifier</text:p>
          </table:table-cell>
          <table:table-cell office:value-type="float" office:value="1.34907388687134" calcext:value-type="float">
            <text:p>1.34907388687134</text:p>
          </table:table-cell>
          <table:table-cell office:value-type="float" office:value="0.0163718461990356" calcext:value-type="float">
            <text:p>0.016371846199036</text:p>
          </table:table-cell>
          <table:table-cell/>
          <table:table-cell office:value-type="float" office:value="0.460368187385181" calcext:value-type="float">
            <text:p>0.46036818738518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48.231183695793" calcext:value-type="float">
            <text:p>348.231183695793</text:p>
          </table:table-cell>
          <table:table-cell office:value-type="float" office:value="154.37614467144" calcext:value-type="float">
            <text:p>154.37614467144</text:p>
          </table:table-cell>
          <table:table-cell office:value-type="float" office:value="63.791368879401" calcext:value-type="float">
            <text:p>63.791368879401</text:p>
          </table:table-cell>
          <table:table-cell office:value-type="float" office:value="6159.19061109129" calcext:value-type="float">
            <text:p>6159.19061109129</text:p>
          </table:table-cell>
          <table:table-cell office:value-type="float" office:value="65.0808626720217" calcext:value-type="float">
            <text:p>65.0808626720217</text:p>
          </table:table-cell>
          <table:table-cell office:value-type="float" office:value="0.602990358026758" calcext:value-type="float">
            <text:p>0.60299035802675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draticDiscriminantAnalysis</text:p>
          </table:table-cell>
          <table:table-cell office:value-type="float" office:value="5.77946531772614" calcext:value-type="float">
            <text:p>5.77946531772614</text:p>
          </table:table-cell>
          <table:table-cell office:value-type="float" office:value="0.575365614891052" calcext:value-type="float">
            <text:p>0.575365614891052</text:p>
          </table:table-cell>
          <table:table-cell office:value-type="float" office:value="0.995310917269176" calcext:value-type="float">
            <text:p>0.995310917269176</text:p>
          </table:table-cell>
          <table:table-cell office:value-type="float" office:value="0.993874837902093" calcext:value-type="float">
            <text:p>0.9938748379020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RandomForestClassifier</text:p>
          </table:table-cell>
          <table:table-cell table:style-name="ce4" office:value-type="float" office:value="0.559329462051392" calcext:value-type="float">
            <text:p>0.559329462051392</text:p>
          </table:table-cell>
          <table:table-cell table:style-name="ce4" office:value-type="float" office:value="0.0259434700012207" calcext:value-type="float">
            <text:p>0.025943470001221</text:p>
          </table:table-cell>
          <table:table-cell table:style-name="ce4" office:value-type="float" office:value="0.997699363180555" calcext:value-type="float">
            <text:p>0.997699363180555</text:p>
          </table:table-cell>
          <table:table-cell table:style-name="ce4" office:value-type="float" office:value="0.997611194661575" calcext:value-type="float">
            <text:p>0.997611194661575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GDClassifier</text:p>
          </table:table-cell>
          <table:table-cell office:value-type="float" office:value="0.799653697013855" calcext:value-type="float">
            <text:p>0.799653697013855</text:p>
          </table:table-cell>
          <table:table-cell office:value-type="float" office:value="0.0172534227371216" calcext:value-type="float">
            <text:p>0.017253422737122</text:p>
          </table:table-cell>
          <table:table-cell office:value-type="float" office:value="0.99574001724626" calcext:value-type="float">
            <text:p>0.99574001724626</text:p>
          </table:table-cell>
          <table:table-cell office:value-type="float" office:value="0.996508891370388" calcext:value-type="float">
            <text:p>0.996508891370388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VC</text:p>
          </table:table-cell>
          <table:table-cell office:value-type="float" office:value="52.6466812849045" calcext:value-type="float">
            <text:p>52.6466812849045</text:p>
          </table:table-cell>
          <table:table-cell office:value-type="float" office:value="11.1824848175049" calcext:value-type="float">
            <text:p>11.1824848175049</text:p>
          </table:table-cell>
          <table:table-cell office:value-type="float" office:value="0.995845359110656" calcext:value-type="float">
            <text:p>0.995845359110656</text:p>
          </table:table-cell>
          <table:table-cell office:value-type="float" office:value="0.996753689228294" calcext:value-type="float">
            <text:p>0.99675368922829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VotingClassifier</text:p>
          </table:table-cell>
          <table:table-cell table:style-name="ce3" office:value-type="float" office:value="109.188809370995" calcext:value-type="float">
            <text:p>109.188809370995</text:p>
          </table:table-cell>
          <table:table-cell table:style-name="ce3" office:value-type="float" office:value="0.131436967849731" calcext:value-type="float">
            <text:p>0.131436967849731</text:p>
          </table:table-cell>
          <table:table-cell table:style-name="ce3" office:value-type="float" office:value="0.997120952826622" calcext:value-type="float">
            <text:p>0.997120952826622</text:p>
          </table:table-cell>
          <table:table-cell table:style-name="ce3" office:value-type="float" office:value="0.997366171667687" calcext:value-type="float">
            <text:p>0.9973661716676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mae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distance</text:p>
          </table:table-cell>
          <table:table-cell office:value-type="string" calcext:value-type="string">
            <text:p>test_r2</text:p>
          </table:table-cell>
          <table:table-cell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FLOOR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nb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  <table:table-cell/>
        </table:table-row>
        <table:table-row table:style-name="ro1">
          <table:table-cell table:style-name="ce2" office:value-type="string" calcext:value-type="string">
            <text:p>AdaBoostRegressor</text:p>
          </table:table-cell>
          <table:table-cell table:style-name="ce2" office:value-type="float" office:value="75.9821522474289" calcext:value-type="float">
            <text:p>75.9821522474289</text:p>
          </table:table-cell>
          <table:table-cell table:style-name="ce2" office:value-type="float" office:value="0.453641557693481" calcext:value-type="float">
            <text:p>0.453641557693481</text:p>
          </table:table-cell>
          <table:table-cell table:style-name="ce2" office:value-type="float" office:value="1.91282607093231" calcext:value-type="float">
            <text:p>1.91282607093231</text:p>
          </table:table-cell>
          <table:table-cell table:style-name="ce2" office:value-type="float" office:value="18.376431149877" calcext:value-type="float">
            <text:p>18.376431149877</text:p>
          </table:table-cell>
          <table:table-cell table:style-name="ce2" office:value-type="float" office:value="1.54820235306291" calcext:value-type="float">
            <text:p>1.54820235306291</text:p>
          </table:table-cell>
          <table:table-cell table:style-name="ce2" office:value-type="float" office:value="0.996024667639553" calcext:value-type="float">
            <text:p>0.996024667639553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AdaBoostClassifier</text:p>
          </table:table-cell>
          <table:table-cell table:style-name="ce2" office:value-type="float" office:value="87.7228531360626" calcext:value-type="float">
            <text:p>87.7228531360626</text:p>
          </table:table-cell>
          <table:table-cell table:style-name="ce2" office:value-type="float" office:value="0.279849290847778" calcext:value-type="float">
            <text:p>0.279849290847778</text:p>
          </table:table-cell>
          <table:table-cell table:style-name="ce2" office:value-type="float" office:value="0.993313399788116" calcext:value-type="float">
            <text:p>0.993313399788116</text:p>
          </table:table-cell>
          <table:table-cell table:style-name="ce2" office:value-type="float" office:value="0.992588861172148" calcext:value-type="float">
            <text:p>0.9925888611721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string" calcext:value-type="string">
            <text:p>BaggingRegressor</text:p>
          </table:table-cell>
          <table:table-cell table:style-name="ce2" office:value-type="float" office:value="9.69240760803223" calcext:value-type="float">
            <text:p>9.69240760803223</text:p>
          </table:table-cell>
          <table:table-cell table:style-name="ce2" office:value-type="float" office:value="0.358646845817566" calcext:value-type="float">
            <text:p>0.358646845817566</text:p>
          </table:table-cell>
          <table:table-cell table:style-name="ce2" office:value-type="float" office:value="2.34846750823941" calcext:value-type="float">
            <text:p>2.34846750823941</text:p>
          </table:table-cell>
          <table:table-cell table:style-name="ce2" office:value-type="float" office:value="20.7784935069403" calcext:value-type="float">
            <text:p>20.7784935069403</text:p>
          </table:table-cell>
          <table:table-cell table:style-name="ce2" office:value-type="float" office:value="1.9008001564217" calcext:value-type="float">
            <text:p>1.9008001564217</text:p>
          </table:table-cell>
          <table:table-cell table:style-name="ce2" office:value-type="float" office:value="0.995507536686076" calcext:value-type="float">
            <text:p>0.995507536686076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BaggingClassifier</text:p>
          </table:table-cell>
          <table:table-cell office:value-type="float" office:value="16.712611413002" calcext:value-type="float">
            <text:p>16.712611413002</text:p>
          </table:table-cell>
          <table:table-cell office:value-type="float" office:value="0.138735032081604" calcext:value-type="float">
            <text:p>0.138735032081604</text:p>
          </table:table-cell>
          <table:table-cell office:value-type="float" office:value="0.981457587543455" calcext:value-type="float">
            <text:p>0.981457587543455</text:p>
          </table:table-cell>
          <table:table-cell office:value-type="float" office:value="0.978930348930754" calcext:value-type="float">
            <text:p>0.97893034893075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float" office:value="1.4815708398819" calcext:value-type="float">
            <text:p>1.4815708398819</text:p>
          </table:table-cell>
          <table:table-cell office:value-type="float" office:value="0.0911492824554443" calcext:value-type="float">
            <text:p>0.091149282455444</text:p>
          </table:table-cell>
          <table:table-cell office:value-type="float" office:value="2.4694362934572" calcext:value-type="float">
            <text:p>2.4694362934572</text:p>
          </table:table-cell>
          <table:table-cell office:value-type="float" office:value="39.5596634153968" calcext:value-type="float">
            <text:p>39.5596634153968</text:p>
          </table:table-cell>
          <table:table-cell office:value-type="float" office:value="1.99871564385186" calcext:value-type="float">
            <text:p>1.99871564385186</text:p>
          </table:table-cell>
          <table:table-cell office:value-type="float" office:value="0.991445011670097" calcext:value-type="float">
            <text:p>0.99144501167009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ernoulliNB</text:p>
          </table:table-cell>
          <table:table-cell office:value-type="float" office:value="0.992505788803101" calcext:value-type="float">
            <text:p>0.992505788803101</text:p>
          </table:table-cell>
          <table:table-cell office:value-type="float" office:value="0.0662753105163574" calcext:value-type="float">
            <text:p>0.066275310516357</text:p>
          </table:table-cell>
          <table:table-cell office:value-type="float" office:value="0.653094574211016" calcext:value-type="float">
            <text:p>0.653094574211016</text:p>
          </table:table-cell>
          <table:table-cell office:value-type="float" office:value="0.676588521967268" calcext:value-type="float">
            <text:p>0.67658852196726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0.789300298690796" calcext:value-type="float">
            <text:p>0.789300298690796</text:p>
          </table:table-cell>
          <table:table-cell office:value-type="float" office:value="0.0948598861694336" calcext:value-type="float">
            <text:p>0.094859886169434</text:p>
          </table:table-cell>
          <table:table-cell office:value-type="float" office:value="21.8756855902737" calcext:value-type="float">
            <text:p>21.8756855902737</text:p>
          </table:table-cell>
          <table:table-cell office:value-type="float" office:value="780.048231410568" calcext:value-type="float">
            <text:p>780.048231410568</text:p>
          </table:table-cell>
          <table:table-cell office:value-type="float" office:value="17.7058425880827" calcext:value-type="float">
            <text:p>17.7058425880827</text:p>
          </table:table-cell>
          <table:table-cell office:value-type="float" office:value="0.831673592637557" calcext:value-type="float">
            <text:p>0.831673592637557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DecisionTreeClassifier</text:p>
          </table:table-cell>
          <table:table-cell office:value-type="float" office:value="2.36444644927978" calcext:value-type="float">
            <text:p>2.36444644927978</text:p>
          </table:table-cell>
          <table:table-cell office:value-type="float" office:value="0.0148958921432495" calcext:value-type="float">
            <text:p>0.01489589214325</text:p>
          </table:table-cell>
          <table:table-cell office:value-type="float" office:value="0.964758512870604" calcext:value-type="float">
            <text:p>0.964758512870604</text:p>
          </table:table-cell>
          <table:table-cell office:value-type="float" office:value="0.962208223767155" calcext:value-type="float">
            <text:p>0.96220822376715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2" office:value-type="string" calcext:value-type="string">
            <text:p>ExtraTreesRegressor</text:p>
          </table:table-cell>
          <table:table-cell table:style-name="ce2" office:value-type="float" office:value="10.0465887308121" calcext:value-type="float">
            <text:p>10.0465887308121</text:p>
          </table:table-cell>
          <table:table-cell table:style-name="ce2" office:value-type="float" office:value="0.14010181427002" calcext:value-type="float">
            <text:p>0.14010181427002</text:p>
          </table:table-cell>
          <table:table-cell table:style-name="ce2" office:value-type="float" office:value="2.11775334417388" calcext:value-type="float">
            <text:p>2.11775334417388</text:p>
          </table:table-cell>
          <table:table-cell table:style-name="ce2" office:value-type="float" office:value="19.934904507234" calcext:value-type="float">
            <text:p>19.934904507234</text:p>
          </table:table-cell>
          <table:table-cell table:style-name="ce2" office:value-type="float" office:value="1.71406499532374" calcext:value-type="float">
            <text:p>1.71406499532374</text:p>
          </table:table-cell>
          <table:table-cell table:style-name="ce2" office:value-type="float" office:value="0.995687706565413" calcext:value-type="float">
            <text:p>0.995687706565413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string" calcext:value-type="string">
            <text:p>ExtraTreesClassifier</text:p>
          </table:table-cell>
          <table:table-cell table:style-name="ce2" office:value-type="float" office:value="1.08349616527557" calcext:value-type="float">
            <text:p>1.08349616527557</text:p>
          </table:table-cell>
          <table:table-cell table:style-name="ce2" office:value-type="float" office:value="0.0412739753723145" calcext:value-type="float">
            <text:p>0.041273975372315</text:p>
          </table:table-cell>
          <table:table-cell table:style-name="ce2" office:value-type="float" office:value="0.987517785460132" calcext:value-type="float">
            <text:p>0.987517785460132</text:p>
          </table:table-cell>
          <table:table-cell table:style-name="ce2" office:value-type="float" office:value="0.985606043550304" calcext:value-type="float">
            <text:p>0.985606043550304</text:p>
          </table:table-cell>
          <table:table-cell office:value-type="float" office:value="11250" calcext:value-type="float">
            <text:p>11250</text:p>
          </table:table-cell>
          <table:table-cell/>
        </table:table-row>
        <table:table-row table:style-name="ro1">
          <table:table-cell office:value-type="string" calcext:value-type="string">
            <text:p>GaussianProcessRegressor</text:p>
          </table:table-cell>
          <table:table-cell office:value-type="float" office:value="307.68470211029" calcext:value-type="float">
            <text:p>307.68470211029</text:p>
          </table:table-cell>
          <table:table-cell office:value-type="float" office:value="96.1326526165009" calcext:value-type="float">
            <text:p>96.1326526165009</text:p>
          </table:table-cell>
          <table:table-cell office:value-type="float" office:value="2482152.35360771" calcext:value-type="float">
            <text:p>2482152.35360771</text:p>
          </table:table-cell>
          <table:table-cell office:value-type="float" office:value="9545164756816.33" calcext:value-type="float">
            <text:p>9545164756816.33</text:p>
          </table:table-cell>
          <table:table-cell office:value-type="float" office:value="2009016.62795526" calcext:value-type="float">
            <text:p>2009016.62795526</text:p>
          </table:table-cell>
          <table:table-cell office:value-type="float" office:value="-2061368994.90274" calcext:value-type="float">
            <text:p>-2061368994.9027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ussianNB</text:p>
          </table:table-cell>
          <table:table-cell office:value-type="float" office:value="0.551279306411743" calcext:value-type="float">
            <text:p>0.551279306411743</text:p>
          </table:table-cell>
          <table:table-cell office:value-type="float" office:value="0.160254001617432" calcext:value-type="float">
            <text:p>0.160254001617432</text:p>
          </table:table-cell>
          <table:table-cell office:value-type="float" office:value="0.629664558483278" calcext:value-type="float">
            <text:p>0.629664558483278</text:p>
          </table:table-cell>
          <table:table-cell office:value-type="float" office:value="0.631997151279373" calcext:value-type="float">
            <text:p>0.631997151279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dientBoostingRegressor</text:p>
          </table:table-cell>
          <table:table-cell office:value-type="float" office:value="39.0860291481018" calcext:value-type="float">
            <text:p>39.0860291481018</text:p>
          </table:table-cell>
          <table:table-cell office:value-type="float" office:value="0.176184129714966" calcext:value-type="float">
            <text:p>0.176184129714966</text:p>
          </table:table-cell>
          <table:table-cell office:value-type="float" office:value="7.15119222750142" calcext:value-type="float">
            <text:p>7.15119222750142</text:p>
          </table:table-cell>
          <table:table-cell office:value-type="float" office:value="89.9996562366404" calcext:value-type="float">
            <text:p>89.9996562366404</text:p>
          </table:table-cell>
          <table:table-cell office:value-type="float" office:value="5.78804970443857" calcext:value-type="float">
            <text:p>5.78804970443857</text:p>
          </table:table-cell>
          <table:table-cell office:value-type="float" office:value="0.980555773569324" calcext:value-type="float">
            <text:p>0.980555773569324</text:p>
          </table:table-cell>
          <table:table-cell office:value-type="float" office:value="9216" calcext:value-type="float">
            <text:p>9216</text:p>
          </table:table-cell>
          <table:table-cell/>
          <table:table-cell office:value-type="string" calcext:value-type="string">
            <text:p>GradientBoostingClassifier</text:p>
          </table:table-cell>
          <table:table-cell office:value-type="float" office:value="160.903054594994" calcext:value-type="float">
            <text:p>160.903054594994</text:p>
          </table:table-cell>
          <table:table-cell office:value-type="float" office:value="0.0923194646835327" calcext:value-type="float">
            <text:p>0.092319464683533</text:p>
          </table:table-cell>
          <table:table-cell office:value-type="float" office:value="0.981448893888875" calcext:value-type="float">
            <text:p>0.981448893888875</text:p>
          </table:table-cell>
          <table:table-cell office:value-type="float" office:value="0.978378840819855" calcext:value-type="float">
            <text:p>0.978378840819855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table:style-name="ce2" office:value-type="string" calcext:value-type="string">
            <text:p>KNeighborsRegressor</text:p>
          </table:table-cell>
          <table:table-cell table:style-name="ce2" office:value-type="float" office:value="1.98027858734131" calcext:value-type="float">
            <text:p>1.98027858734131</text:p>
          </table:table-cell>
          <table:table-cell table:style-name="ce2" office:value-type="float" office:value="31.7841645002365" calcext:value-type="float">
            <text:p>31.7841645002365</text:p>
          </table:table-cell>
          <table:table-cell table:style-name="ce2" office:value-type="float" office:value="3.16910819063515" calcext:value-type="float">
            <text:p>3.16910819063515</text:p>
          </table:table-cell>
          <table:table-cell table:style-name="ce2" office:value-type="float" office:value="33.5723305302307" calcext:value-type="float">
            <text:p>33.5723305302307</text:p>
          </table:table-cell>
          <table:table-cell table:style-name="ce2" office:value-type="float" office:value="2.56501322744016" calcext:value-type="float">
            <text:p>2.56501322744016</text:p>
          </table:table-cell>
          <table:table-cell table:style-name="ce2" office:value-type="float" office:value="0.992748472241796" calcext:value-type="float">
            <text:p>0.992748472241796</text:p>
          </table:table-cell>
          <table:table-cell table:style-name="ce2" office:value-type="float" office:value="1440" calcext:value-type="float">
            <text:p>1440</text:p>
          </table:table-cell>
          <table:table-cell/>
          <table:table-cell office:value-type="string" calcext:value-type="string">
            <text:p>KNeighborsClassifier</text:p>
          </table:table-cell>
          <table:table-cell office:value-type="float" office:value="2.05557734966278" calcext:value-type="float">
            <text:p>2.05557734966278</text:p>
          </table:table-cell>
          <table:table-cell office:value-type="float" office:value="25.2246432304382" calcext:value-type="float">
            <text:p>25.2246432304382</text:p>
          </table:table-cell>
          <table:table-cell office:value-type="float" office:value="0.969668708637282" calcext:value-type="float">
            <text:p>0.969668708637282</text:p>
          </table:table-cell>
          <table:table-cell office:value-type="float" office:value="0.965209323931655" calcext:value-type="float">
            <text:p>0.965209323931655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1.05269560813904" calcext:value-type="float">
            <text:p>1.05269560813904</text:p>
          </table:table-cell>
          <table:table-cell office:value-type="float" office:value="0.0959886074066162" calcext:value-type="float">
            <text:p>0.095988607406616</text:p>
          </table:table-cell>
          <table:table-cell office:value-type="float" office:value="15.8270020910999" calcext:value-type="float">
            <text:p>15.8270020910999</text:p>
          </table:table-cell>
          <table:table-cell office:value-type="float" office:value="417.290075265046" calcext:value-type="float">
            <text:p>417.290075265046</text:p>
          </table:table-cell>
          <table:table-cell office:value-type="float" office:value="12.8101265426709" calcext:value-type="float">
            <text:p>12.8101265426709</text:p>
          </table:table-cell>
          <table:table-cell office:value-type="float" office:value="0.909913839959999" calcext:value-type="float">
            <text:p>0.909913839959999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LinearDiscriminantAnalysis</text:p>
          </table:table-cell>
          <table:table-cell table:style-name="ce2" office:value-type="float" office:value="5.30556828975678" calcext:value-type="float">
            <text:p>5.30556828975678</text:p>
          </table:table-cell>
          <table:table-cell table:style-name="ce2" office:value-type="float" office:value="0.0161845207214355" calcext:value-type="float">
            <text:p>0.016184520721436</text:p>
          </table:table-cell>
          <table:table-cell table:style-name="ce2" office:value-type="float" office:value="0.984981623192607" calcext:value-type="float">
            <text:p>0.984981623192607</text:p>
          </table:table-cell>
          <table:table-cell table:style-name="ce2" office:value-type="float" office:value="0.986157289002558" calcext:value-type="float">
            <text:p>0.9861572890025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58382518291473" calcext:value-type="float">
            <text:p>2.58382518291473</text:p>
          </table:table-cell>
          <table:table-cell office:value-type="float" office:value="0.104013109207153" calcext:value-type="float">
            <text:p>0.104013109207153</text:p>
          </table:table-cell>
          <table:table-cell office:value-type="float" office:value="7.02480108343416" calcext:value-type="float">
            <text:p>7.02480108343416</text:p>
          </table:table-cell>
          <table:table-cell office:value-type="float" office:value="89.3373742090172" calcext:value-type="float">
            <text:p>89.3373742090172</text:p>
          </table:table-cell>
          <table:table-cell office:value-type="float" office:value="5.68575012993987" calcext:value-type="float">
            <text:p>5.68575012993987</text:p>
          </table:table-cell>
          <table:table-cell office:value-type="float" office:value="0.980692433049146" calcext:value-type="float">
            <text:p>0.9806924330491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gisticRegression</text:p>
          </table:table-cell>
          <table:table-cell office:value-type="float" office:value="16.9347282886505" calcext:value-type="float">
            <text:p>16.9347282886505</text:p>
          </table:table-cell>
          <table:table-cell office:value-type="float" office:value="0.0177185535430908" calcext:value-type="float">
            <text:p>0.017718553543091</text:p>
          </table:table-cell>
          <table:table-cell office:value-type="float" office:value="0.979278742715118" calcext:value-type="float">
            <text:p>0.979278742715118</text:p>
          </table:table-cell>
          <table:table-cell office:value-type="float" office:value="0.977460023354106" calcext:value-type="float">
            <text:p>0.9774600233541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PassiveAggressiveRegressor</text:p>
          </table:table-cell>
          <table:table-cell office:value-type="float" office:value="0.782188034057617" calcext:value-type="float">
            <text:p>0.782188034057617</text:p>
          </table:table-cell>
          <table:table-cell office:value-type="float" office:value="0.106225776672363" calcext:value-type="float">
            <text:p>0.106225776672363</text:p>
          </table:table-cell>
          <table:table-cell office:value-type="float" office:value="54796.0318674997" calcext:value-type="float">
            <text:p>54796.0318674997</text:p>
          </table:table-cell>
          <table:table-cell office:value-type="float" office:value="5297504406.28238" calcext:value-type="float">
            <text:p>5297504406.28238</text:p>
          </table:table-cell>
          <table:table-cell office:value-type="float" office:value="44351.081294479" calcext:value-type="float">
            <text:p>44351.081294479</text:p>
          </table:table-cell>
          <table:table-cell office:value-type="float" office:value="-1145953.10184206" calcext:value-type="float">
            <text:p>-1145953.101842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LPClassifier</text:p>
          </table:table-cell>
          <table:table-cell table:style-name="ce2" office:value-type="float" office:value="26.6487156152725" calcext:value-type="float">
            <text:p>26.6487156152725</text:p>
          </table:table-cell>
          <table:table-cell table:style-name="ce2" office:value-type="float" office:value="0.0362033128738403" calcext:value-type="float">
            <text:p>0.03620331287384</text:p>
          </table:table-cell>
          <table:table-cell table:style-name="ce2" office:value-type="float" office:value="0.984422172610936" calcext:value-type="float">
            <text:p>0.984422172610936</text:p>
          </table:table-cell>
          <table:table-cell table:style-name="ce2" office:value-type="float" office:value="0.983462673955069" calcext:value-type="float">
            <text:p>0.983462673955069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Regressor</text:p>
          </table:table-cell>
          <table:table-cell table:style-name="ce2" office:value-type="float" office:value="8.55991134643555" calcext:value-type="float">
            <text:p>8.55991134643555</text:p>
          </table:table-cell>
          <table:table-cell table:style-name="ce2" office:value-type="float" office:value="0.135099124908447" calcext:value-type="float">
            <text:p>0.135099124908447</text:p>
          </table:table-cell>
          <table:table-cell table:style-name="ce2" office:value-type="float" office:value="2.34679111470937" calcext:value-type="float">
            <text:p>2.34679111470937</text:p>
          </table:table-cell>
          <table:table-cell table:style-name="ce2" office:value-type="float" office:value="20.5838461179272" calcext:value-type="float">
            <text:p>20.5838461179272</text:p>
          </table:table-cell>
          <table:table-cell table:style-name="ce2" office:value-type="float" office:value="1.89944334851676" calcext:value-type="float">
            <text:p>1.89944334851676</text:p>
          </table:table-cell>
          <table:table-cell table:style-name="ce2" office:value-type="float" office:value="0.995550319646099" calcext:value-type="float">
            <text:p>0.995550319646099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office:value-type="string" calcext:value-type="string">
            <text:p>MultinomialNB</text:p>
          </table:table-cell>
          <table:table-cell office:value-type="float" office:value="0.182143449783325" calcext:value-type="float">
            <text:p>0.182143449783325</text:p>
          </table:table-cell>
          <table:table-cell office:value-type="float" office:value="0.0154851675033569" calcext:value-type="float">
            <text:p>0.015485167503357</text:p>
          </table:table-cell>
          <table:table-cell office:value-type="float" office:value="0.72891447498578" calcext:value-type="float">
            <text:p>0.72891447498578</text:p>
          </table:table-cell>
          <table:table-cell office:value-type="float" office:value="0.739617141253317" calcext:value-type="float">
            <text:p>0.7396171412533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0.842962145805359" calcext:value-type="float">
            <text:p>0.842962145805359</text:p>
          </table:table-cell>
          <table:table-cell office:value-type="float" office:value="0.091384220123291" calcext:value-type="float">
            <text:p>0.091384220123291</text:p>
          </table:table-cell>
          <table:table-cell office:value-type="float" office:value="7.02625468762077" calcext:value-type="float">
            <text:p>7.02625468762077</text:p>
          </table:table-cell>
          <table:table-cell office:value-type="float" office:value="87.1150666798169" calcext:value-type="float">
            <text:p>87.1150666798169</text:p>
          </table:table-cell>
          <table:table-cell office:value-type="float" office:value="5.68692655827397" calcext:value-type="float">
            <text:p>5.68692655827397</text:p>
          </table:table-cell>
          <table:table-cell office:value-type="float" office:value="0.981175038540076" calcext:value-type="float">
            <text:p>0.98117503854007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ssiveAggressiveClassifier</text:p>
          </table:table-cell>
          <table:table-cell office:value-type="float" office:value="1.9094625711441" calcext:value-type="float">
            <text:p>1.9094625711441</text:p>
          </table:table-cell>
          <table:table-cell office:value-type="float" office:value="0.0167370319366455" calcext:value-type="float">
            <text:p>0.016737031936646</text:p>
          </table:table-cell>
          <table:table-cell/>
          <table:table-cell office:value-type="float" office:value="0.243358113300433" calcext:value-type="float">
            <text:p>0.24335811330043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47.231800055504" calcext:value-type="float">
            <text:p>347.231800055504</text:p>
          </table:table-cell>
          <table:table-cell office:value-type="float" office:value="153.993724989891" calcext:value-type="float">
            <text:p>153.993724989891</text:p>
          </table:table-cell>
          <table:table-cell office:value-type="float" office:value="28.1113714854793" calcext:value-type="float">
            <text:p>28.1113714854793</text:p>
          </table:table-cell>
          <table:table-cell office:value-type="float" office:value="1413.6759941742" calcext:value-type="float">
            <text:p>1413.6759941742</text:p>
          </table:table-cell>
          <table:table-cell office:value-type="float" office:value="22.7529122163159" calcext:value-type="float">
            <text:p>22.7529122163159</text:p>
          </table:table-cell>
          <table:table-cell office:value-type="float" office:value="0.695058173895077" calcext:value-type="float">
            <text:p>0.69505817389507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draticDiscriminantAnalysis</text:p>
          </table:table-cell>
          <table:table-cell office:value-type="float" office:value="6.76420979499817" calcext:value-type="float">
            <text:p>6.76420979499817</text:p>
          </table:table-cell>
          <table:table-cell office:value-type="float" office:value="0.859013485908508" calcext:value-type="float">
            <text:p>0.859013485908508</text:p>
          </table:table-cell>
          <table:table-cell office:value-type="float" office:value="0.79999259141008" calcext:value-type="float">
            <text:p>0.79999259141008</text:p>
          </table:table-cell>
          <table:table-cell office:value-type="float" office:value="0.754439644045003" calcext:value-type="float">
            <text:p>0.7544396440450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RandomForestClassifier</text:p>
          </table:table-cell>
          <table:table-cell table:style-name="ce2" office:value-type="float" office:value="0.870714592933655" calcext:value-type="float">
            <text:p>0.870714592933655</text:p>
          </table:table-cell>
          <table:table-cell table:style-name="ce2" office:value-type="float" office:value="0.0355438470840454" calcext:value-type="float">
            <text:p>0.035543847084045</text:p>
          </table:table-cell>
          <table:table-cell table:style-name="ce2" office:value-type="float" office:value="0.989615426103094" calcext:value-type="float">
            <text:p>0.989615426103094</text:p>
          </table:table-cell>
          <table:table-cell table:style-name="ce2" office:value-type="float" office:value="0.988178747463468" calcext:value-type="float">
            <text:p>0.988178747463468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GDClassifier</text:p>
          </table:table-cell>
          <table:table-cell office:value-type="float" office:value="1.24604852199554" calcext:value-type="float">
            <text:p>1.24604852199554</text:p>
          </table:table-cell>
          <table:table-cell office:value-type="float" office:value="0.0170572519302368" calcext:value-type="float">
            <text:p>0.017057251930237</text:p>
          </table:table-cell>
          <table:table-cell/>
          <table:table-cell office:value-type="float" office:value="0.243358113300433" calcext:value-type="float">
            <text:p>0.243358113300433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VC</text:p>
          </table:table-cell>
          <table:table-cell office:value-type="float" office:value="243.688784980774" calcext:value-type="float">
            <text:p>243.688784980774</text:p>
          </table:table-cell>
          <table:table-cell office:value-type="float" office:value="58.0635565757751" calcext:value-type="float">
            <text:p>58.0635565757751</text:p>
          </table:table-cell>
          <table:table-cell office:value-type="float" office:value="0.923357059037913" calcext:value-type="float">
            <text:p>0.923357059037913</text:p>
          </table:table-cell>
          <table:table-cell office:value-type="float" office:value="0.907264988052784" calcext:value-type="float">
            <text:p>0.90726498805278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VotingClassifier</text:p>
          </table:table-cell>
          <table:table-cell table:style-name="ce2" office:value-type="float" office:value="161.833596611023" calcext:value-type="float">
            <text:p>161.833596611023</text:p>
          </table:table-cell>
          <table:table-cell table:style-name="ce2" office:value-type="float" office:value="0.157452440261841" calcext:value-type="float">
            <text:p>0.157452440261841</text:p>
          </table:table-cell>
          <table:table-cell table:style-name="ce2" office:value-type="float" office:value="0.98349275819196" calcext:value-type="float">
            <text:p>0.98349275819196</text:p>
          </table:table-cell>
          <table:table-cell table:style-name="ce2" office:value-type="float" office:value="0.98070610898983" calcext:value-type="float">
            <text:p>0.98070610898983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Top Models" table:style-name="ta1">
        <table:table-column table:style-name="co2" table:number-columns-repeated="7" table:default-cell-style-name="ce2"/>
        <table:table-column table:style-name="co6" table:default-cell-style-name="ce2"/>
        <table:table-column table:style-name="co7" table:default-cell-style-name="Default"/>
        <table:table-column table:style-name="co2" table:number-columns-repeated="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LONGITUDE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mae</text:p>
          </table:table-cell>
          <table:table-cell table:style-name="Default" office:value-type="string" calcext:value-type="string">
            <text:p>test_mse</text:p>
          </table:table-cell>
          <table:table-cell table:style-name="Default" office:value-type="string" calcext:value-type="string">
            <text:p>test_distance</text:p>
          </table:table-cell>
          <table:table-cell table:style-name="Default" office:value-type="string" calcext:value-type="string">
            <text:p>test_r2</text:p>
          </table:table-cell>
          <table:table-cell table:style-name="Default"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BUILDING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nbaccuracy</text:p>
          </table:table-cell>
          <table:table-cell table:style-name="Default"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</table:table-row>
        <table:table-row table:style-name="ro1">
          <table:table-cell office:value-type="string" calcext:value-type="string">
            <text:p>AdaBoostRegressor</text:p>
          </table:table-cell>
          <table:table-cell office:value-type="float" office:value="83.0096436023712" calcext:value-type="float">
            <text:p>83.0096436023712</text:p>
          </table:table-cell>
          <table:table-cell office:value-type="float" office:value="0.443864798545837" calcext:value-type="float">
            <text:p>0.443864798545837</text:p>
          </table:table-cell>
          <table:table-cell office:value-type="float" office:value="2.06129351386747" calcext:value-type="float">
            <text:p>2.06129351386747</text:p>
          </table:table-cell>
          <table:table-cell office:value-type="float" office:value="24.6259360102077" calcext:value-type="float">
            <text:p>24.6259360102077</text:p>
          </table:table-cell>
          <table:table-cell office:value-type="float" office:value="2.10296098792782" calcext:value-type="float">
            <text:p>2.10296098792782</text:p>
          </table:table-cell>
          <table:table-cell office:value-type="float" office:value="0.998410777172094" calcext:value-type="float">
            <text:p>0.99841077717209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NeighborsClassifier</text:p>
          </table:table-cell>
          <table:table-cell office:value-type="float" office:value="2.00311079025269" calcext:value-type="float">
            <text:p>2.00311079025269</text:p>
          </table:table-cell>
          <table:table-cell office:value-type="float" office:value="24.8370701313019" calcext:value-type="float">
            <text:p>24.8370701313019</text:p>
          </table:table-cell>
          <table:table-cell office:value-type="float" office:value="0.997704288896145" calcext:value-type="float">
            <text:p>0.997704288896145</text:p>
          </table:table-cell>
          <table:table-cell office:value-type="float" office:value="0.997611044570921" calcext:value-type="float">
            <text:p>0.997611044570921</text:p>
          </table:table-cell>
          <table:table-cell table:style-name="ce2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BaggingRegressor</text:p>
          </table:table-cell>
          <table:table-cell office:value-type="float" office:value="9.46998026371002" calcext:value-type="float">
            <text:p>9.46998026371002</text:p>
          </table:table-cell>
          <table:table-cell office:value-type="float" office:value="0.34227454662323" calcext:value-type="float">
            <text:p>0.34227454662323</text:p>
          </table:table-cell>
          <table:table-cell office:value-type="float" office:value="2.74254298838763" calcext:value-type="float">
            <text:p>2.74254298838763</text:p>
          </table:table-cell>
          <table:table-cell office:value-type="float" office:value="30.0212557663337" calcext:value-type="float">
            <text:p>30.0212557663337</text:p>
          </table:table-cell>
          <table:table-cell office:value-type="float" office:value="2.79798140034774" calcext:value-type="float">
            <text:p>2.79798140034774</text:p>
          </table:table-cell>
          <table:table-cell office:value-type="float" office:value="0.998065920804187" calcext:value-type="float">
            <text:p>0.99806592080418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LPClassifier</text:p>
          </table:table-cell>
          <table:table-cell office:value-type="float" office:value="13.4228995084763" calcext:value-type="float">
            <text:p>13.4228995084763</text:p>
          </table:table-cell>
          <table:table-cell office:value-type="float" office:value="0.031251049041748" calcext:value-type="float">
            <text:p>0.031251049041748</text:p>
          </table:table-cell>
          <table:table-cell office:value-type="float" office:value="0.997960203304151" calcext:value-type="float">
            <text:p>0.997960203304151</text:p>
          </table:table-cell>
          <table:table-cell office:value-type="float" office:value="0.99779494314566" calcext:value-type="float">
            <text:p>0.99779494314566</text:p>
          </table:table-cell>
          <table:table-cell table:style-name="ce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ExtraTreesRegressor</text:p>
          </table:table-cell>
          <table:table-cell office:value-type="float" office:value="9.54521231651306" calcext:value-type="float">
            <text:p>9.54521231651306</text:p>
          </table:table-cell>
          <table:table-cell office:value-type="float" office:value="0.135256695747375" calcext:value-type="float">
            <text:p>0.135256695747375</text:p>
          </table:table-cell>
          <table:table-cell office:value-type="float" office:value="2.54018006181255" calcext:value-type="float">
            <text:p>2.54018006181255</text:p>
          </table:table-cell>
          <table:table-cell office:value-type="float" office:value="31.411137598199" calcext:value-type="float">
            <text:p>31.411137598199</text:p>
          </table:table-cell>
          <table:table-cell office:value-type="float" office:value="2.59152786179366" calcext:value-type="float">
            <text:p>2.59152786179366</text:p>
          </table:table-cell>
          <table:table-cell office:value-type="float" office:value="0.997974266496544" calcext:value-type="float">
            <text:p>0.99797426649654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andomForestClassifier</text:p>
          </table:table-cell>
          <table:table-cell office:value-type="float" office:value="0.559329462051392" calcext:value-type="float">
            <text:p>0.559329462051392</text:p>
          </table:table-cell>
          <table:table-cell office:value-type="float" office:value="0.0259434700012207" calcext:value-type="float">
            <text:p>0.025943470001221</text:p>
          </table:table-cell>
          <table:table-cell office:value-type="float" office:value="0.997699363180555" calcext:value-type="float">
            <text:p>0.997699363180555</text:p>
          </table:table-cell>
          <table:table-cell office:value-type="float" office:value="0.997611194661575" calcext:value-type="float">
            <text:p>0.997611194661575</text:p>
          </table:table-cell>
          <table:table-cell table:style-name="ce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KNeighborsRegressor</text:p>
          </table:table-cell>
          <table:table-cell office:value-type="float" office:value="1.98264973163605" calcext:value-type="float">
            <text:p>1.98264973163605</text:p>
          </table:table-cell>
          <table:table-cell office:value-type="float" office:value="31.7518799066544" calcext:value-type="float">
            <text:p>31.7518799066544</text:p>
          </table:table-cell>
          <table:table-cell office:value-type="float" office:value="3.80623042792164" calcext:value-type="float">
            <text:p>3.80623042792164</text:p>
          </table:table-cell>
          <table:table-cell office:value-type="float" office:value="50.6658844258826" calcext:value-type="float">
            <text:p>50.6658844258826</text:p>
          </table:table-cell>
          <table:table-cell office:value-type="float" office:value="3.88317046908404" calcext:value-type="float">
            <text:p>3.88317046908404</text:p>
          </table:table-cell>
          <table:table-cell office:value-type="float" office:value="0.996739646032956" calcext:value-type="float">
            <text:p>0.996739646032956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LogisticRegression</text:p>
          </table:table-cell>
          <table:table-cell office:value-type="float" office:value="6.17125873565674" calcext:value-type="float">
            <text:p>6.17125873565674</text:p>
          </table:table-cell>
          <table:table-cell office:value-type="float" office:value="0.0173396587371826" calcext:value-type="float">
            <text:p>0.017339658737183</text:p>
          </table:table-cell>
          <table:table-cell office:value-type="float" office:value="0.997439236827437" calcext:value-type="float">
            <text:p>0.997439236827437</text:p>
          </table:table-cell>
          <table:table-cell office:value-type="float" office:value="0.997550032719763" calcext:value-type="float">
            <text:p>0.997550032719763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ndomForestRegressor</text:p>
          </table:table-cell>
          <table:table-cell office:value-type="float" office:value="8.23934376239777" calcext:value-type="float">
            <text:p>8.23934376239777</text:p>
          </table:table-cell>
          <table:table-cell office:value-type="float" office:value="0.121974492073059" calcext:value-type="float">
            <text:p>0.121974492073059</text:p>
          </table:table-cell>
          <table:table-cell office:value-type="float" office:value="2.76424494340411" calcext:value-type="float">
            <text:p>2.76424494340411</text:p>
          </table:table-cell>
          <table:table-cell office:value-type="float" office:value="30.8241159557273" calcext:value-type="float">
            <text:p>30.8241159557273</text:p>
          </table:table-cell>
          <table:table-cell office:value-type="float" office:value="2.82012204381971" calcext:value-type="float">
            <text:p>2.82012204381971</text:p>
          </table:table-cell>
          <table:table-cell office:value-type="float" office:value="0.998014026769126" calcext:value-type="float">
            <text:p>0.998014026769126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mae</text:p>
          </table:table-cell>
          <table:table-cell table:style-name="Default" office:value-type="string" calcext:value-type="string">
            <text:p>test_mse</text:p>
          </table:table-cell>
          <table:table-cell table:style-name="Default" office:value-type="string" calcext:value-type="string">
            <text:p>test_distance</text:p>
          </table:table-cell>
          <table:table-cell table:style-name="Default" office:value-type="string" calcext:value-type="string">
            <text:p>test_r2</text:p>
          </table:table-cell>
          <table:table-cell table:style-name="Default"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FLOOR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nbaccuracy</text:p>
          </table:table-cell>
          <table:table-cell table:style-name="Default"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</table:table-row>
        <table:table-row table:style-name="ro1">
          <table:table-cell office:value-type="string" calcext:value-type="string">
            <text:p>AdaBoostRegressor</text:p>
          </table:table-cell>
          <table:table-cell office:value-type="float" office:value="75.9821522474289" calcext:value-type="float">
            <text:p>75.9821522474289</text:p>
          </table:table-cell>
          <table:table-cell office:value-type="float" office:value="0.453641557693481" calcext:value-type="float">
            <text:p>0.453641557693481</text:p>
          </table:table-cell>
          <table:table-cell office:value-type="float" office:value="1.91282607093231" calcext:value-type="float">
            <text:p>1.91282607093231</text:p>
          </table:table-cell>
          <table:table-cell office:value-type="float" office:value="18.376431149877" calcext:value-type="float">
            <text:p>18.376431149877</text:p>
          </table:table-cell>
          <table:table-cell office:value-type="float" office:value="1.54820235306291" calcext:value-type="float">
            <text:p>1.54820235306291</text:p>
          </table:table-cell>
          <table:table-cell office:value-type="float" office:value="0.996024667639553" calcext:value-type="float">
            <text:p>0.99602466763955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daBoostClassifier</text:p>
          </table:table-cell>
          <table:table-cell office:value-type="float" office:value="87.7228531360626" calcext:value-type="float">
            <text:p>87.7228531360626</text:p>
          </table:table-cell>
          <table:table-cell office:value-type="float" office:value="0.279849290847778" calcext:value-type="float">
            <text:p>0.279849290847778</text:p>
          </table:table-cell>
          <table:table-cell office:value-type="float" office:value="0.993313399788116" calcext:value-type="float">
            <text:p>0.993313399788116</text:p>
          </table:table-cell>
          <table:table-cell office:value-type="float" office:value="0.992588861172148" calcext:value-type="float">
            <text:p>0.992588861172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ggingRegressor</text:p>
          </table:table-cell>
          <table:table-cell office:value-type="float" office:value="9.69240760803223" calcext:value-type="float">
            <text:p>9.69240760803223</text:p>
          </table:table-cell>
          <table:table-cell office:value-type="float" office:value="0.358646845817566" calcext:value-type="float">
            <text:p>0.358646845817566</text:p>
          </table:table-cell>
          <table:table-cell office:value-type="float" office:value="2.34846750823941" calcext:value-type="float">
            <text:p>2.34846750823941</text:p>
          </table:table-cell>
          <table:table-cell office:value-type="float" office:value="20.7784935069403" calcext:value-type="float">
            <text:p>20.7784935069403</text:p>
          </table:table-cell>
          <table:table-cell office:value-type="float" office:value="1.9008001564217" calcext:value-type="float">
            <text:p>1.9008001564217</text:p>
          </table:table-cell>
          <table:table-cell office:value-type="float" office:value="0.995507536686076" calcext:value-type="float">
            <text:p>0.99550753668607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xtraTreesClassifier</text:p>
          </table:table-cell>
          <table:table-cell office:value-type="float" office:value="1.08349616527557" calcext:value-type="float">
            <text:p>1.08349616527557</text:p>
          </table:table-cell>
          <table:table-cell office:value-type="float" office:value="0.0412739753723145" calcext:value-type="float">
            <text:p>0.041273975372315</text:p>
          </table:table-cell>
          <table:table-cell office:value-type="float" office:value="0.987517785460132" calcext:value-type="float">
            <text:p>0.987517785460132</text:p>
          </table:table-cell>
          <table:table-cell office:value-type="float" office:value="0.985606043550304" calcext:value-type="float">
            <text:p>0.985606043550304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ExtraTreesRegressor</text:p>
          </table:table-cell>
          <table:table-cell office:value-type="float" office:value="10.0465887308121" calcext:value-type="float">
            <text:p>10.0465887308121</text:p>
          </table:table-cell>
          <table:table-cell office:value-type="float" office:value="0.14010181427002" calcext:value-type="float">
            <text:p>0.14010181427002</text:p>
          </table:table-cell>
          <table:table-cell office:value-type="float" office:value="2.11775334417388" calcext:value-type="float">
            <text:p>2.11775334417388</text:p>
          </table:table-cell>
          <table:table-cell office:value-type="float" office:value="19.934904507234" calcext:value-type="float">
            <text:p>19.934904507234</text:p>
          </table:table-cell>
          <table:table-cell office:value-type="float" office:value="1.71406499532374" calcext:value-type="float">
            <text:p>1.71406499532374</text:p>
          </table:table-cell>
          <table:table-cell office:value-type="float" office:value="0.995687706565413" calcext:value-type="float">
            <text:p>0.99568770656541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inearDiscriminantAnalysis</text:p>
          </table:table-cell>
          <table:table-cell office:value-type="float" office:value="5.30556828975678" calcext:value-type="float">
            <text:p>5.30556828975678</text:p>
          </table:table-cell>
          <table:table-cell office:value-type="float" office:value="0.0161845207214355" calcext:value-type="float">
            <text:p>0.016184520721436</text:p>
          </table:table-cell>
          <table:table-cell office:value-type="float" office:value="0.984981623192607" calcext:value-type="float">
            <text:p>0.984981623192607</text:p>
          </table:table-cell>
          <table:table-cell office:value-type="float" office:value="0.986157289002558" calcext:value-type="float">
            <text:p>0.9861572890025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eighborsRegressor</text:p>
          </table:table-cell>
          <table:table-cell office:value-type="float" office:value="1.98027858734131" calcext:value-type="float">
            <text:p>1.98027858734131</text:p>
          </table:table-cell>
          <table:table-cell office:value-type="float" office:value="31.7841645002365" calcext:value-type="float">
            <text:p>31.7841645002365</text:p>
          </table:table-cell>
          <table:table-cell office:value-type="float" office:value="3.16910819063515" calcext:value-type="float">
            <text:p>3.16910819063515</text:p>
          </table:table-cell>
          <table:table-cell office:value-type="float" office:value="33.5723305302307" calcext:value-type="float">
            <text:p>33.5723305302307</text:p>
          </table:table-cell>
          <table:table-cell office:value-type="float" office:value="2.56501322744016" calcext:value-type="float">
            <text:p>2.56501322744016</text:p>
          </table:table-cell>
          <table:table-cell office:value-type="float" office:value="0.992748472241796" calcext:value-type="float">
            <text:p>0.992748472241796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MLPClassifier</text:p>
          </table:table-cell>
          <table:table-cell office:value-type="float" office:value="26.6487156152725" calcext:value-type="float">
            <text:p>26.6487156152725</text:p>
          </table:table-cell>
          <table:table-cell office:value-type="float" office:value="0.0362033128738403" calcext:value-type="float">
            <text:p>0.03620331287384</text:p>
          </table:table-cell>
          <table:table-cell office:value-type="float" office:value="0.984422172610936" calcext:value-type="float">
            <text:p>0.984422172610936</text:p>
          </table:table-cell>
          <table:table-cell office:value-type="float" office:value="0.983462673955069" calcext:value-type="float">
            <text:p>0.98346267395506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RandomForestRegressor</text:p>
          </table:table-cell>
          <table:table-cell office:value-type="float" office:value="8.55991134643555" calcext:value-type="float">
            <text:p>8.55991134643555</text:p>
          </table:table-cell>
          <table:table-cell office:value-type="float" office:value="0.135099124908447" calcext:value-type="float">
            <text:p>0.135099124908447</text:p>
          </table:table-cell>
          <table:table-cell office:value-type="float" office:value="2.34679111470937" calcext:value-type="float">
            <text:p>2.34679111470937</text:p>
          </table:table-cell>
          <table:table-cell office:value-type="float" office:value="20.5838461179272" calcext:value-type="float">
            <text:p>20.5838461179272</text:p>
          </table:table-cell>
          <table:table-cell office:value-type="float" office:value="1.89944334851676" calcext:value-type="float">
            <text:p>1.89944334851676</text:p>
          </table:table-cell>
          <table:table-cell office:value-type="float" office:value="0.995550319646099" calcext:value-type="float">
            <text:p>0.995550319646099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andomForestClassifier</text:p>
          </table:table-cell>
          <table:table-cell office:value-type="float" office:value="0.870714592933655" calcext:value-type="float">
            <text:p>0.870714592933655</text:p>
          </table:table-cell>
          <table:table-cell office:value-type="float" office:value="0.0355438470840454" calcext:value-type="float">
            <text:p>0.035543847084045</text:p>
          </table:table-cell>
          <table:table-cell office:value-type="float" office:value="0.989615426103094" calcext:value-type="float">
            <text:p>0.989615426103094</text:p>
          </table:table-cell>
          <table:table-cell office:value-type="float" office:value="0.988178747463468" calcext:value-type="float">
            <text:p>0.98817874746346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Default" table:number-columns-repeated="8"/>
          <table:table-cell/>
          <table:table-cell office:value-type="string" calcext:value-type="string">
            <text:p>VotingClassifier</text:p>
          </table:table-cell>
          <table:table-cell office:value-type="float" office:value="161.833596611023" calcext:value-type="float">
            <text:p>161.833596611023</text:p>
          </table:table-cell>
          <table:table-cell office:value-type="float" office:value="0.157452440261841" calcext:value-type="float">
            <text:p>0.157452440261841</text:p>
          </table:table-cell>
          <table:table-cell office:value-type="float" office:value="0.98349275819196" calcext:value-type="float">
            <text:p>0.98349275819196</text:p>
          </table:table-cell>
          <table:table-cell office:value-type="float" office:value="0.98070610898983" calcext:value-type="float">
            <text:p>0.9807061089898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0:59:53.5290245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59:42.918882035</meta:creation-date>
    <dc:date>2019-04-11T23:36:32.486456401</dc:date>
    <meta:editing-duration>PT10H49M29S</meta:editing-duration>
    <meta:editing-cycles>3</meta:editing-cycles>
    <meta:generator>LibreOffice/6.2.2.2$MacOSX_X86_64 LibreOffice_project/2b840030fec2aae0fd2658d8d4f9548af4e3518d</meta:generator>
    <meta:document-statistic meta:table-count="2" meta:cell-count="640" meta:object-count="0"/>
  </office:meta>
</office:document-meta>
</file>